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46.65mm" svg:y="5.51mm">
            <loext:p draw:notify-on-update-of-ranges="Hoja1.A2:Hoja1.A3 Hoja1.A4:Hoja1.A14 Hoja1.C2:Hoja1.C3 Hoja1.C4:Hoja1.C14 Hoja1.A2:Hoja1.A3 Hoja1.A4:Hoja1.A14 Hoja1.D2:Hoja1.D3 Hoja1.D4:Hoja1.D14 Hoja1.A2:Hoja1.A3 Hoja1.A4:Hoja1.A14 Hoja1.E2:Hoja1.E3 Hoja1.E4:Hoja1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2.99mm" svg:y="127.38mm">
            <loext:p draw:notify-on-update-of-ranges="Hoja1.A31:Hoja1.A32 Hoja1.A33:Hoja1.A43 Hoja1.C31:Hoja1.C32 Hoja1.C33:Hoja1.C43 Hoja1.A31:Hoja1.A32 Hoja1.A33:Hoja1.A43 Hoja1.D31:Hoja1.D32 Hoja1.D33:Hoja1.D43 Hoja1.A31:Hoja1.A32 Hoja1.A33:Hoja1.A43 Hoja1.E31:Hoja1.E32 Hoja1.E33:Hoja1.E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6"/>
        <table:table-column table:style-name="co6" table:number-columns-repeated="6" table:default-cell-style-name="Default"/>
        <table:table-row table:style-name="ro1">
          <table:table-cell table:style-name="Default" table:number-columns-repeated="5"/>
          <table:table-cell/>
          <table:table-cell table:style-name="ce6" table:number-columns-repeated="6"/>
        </table:table-row>
        <table:table-row table:style-name="ro1">
          <table:table-cell office:value-type="string" calcext:value-type="string">
            <text:p>N.º componentes</text:p>
          </table:table-cell>
          <table:table-cell table:style-name="ce1" office:value-type="string" calcext:value-type="string">
            <text:p>Bytes/vector</text:p>
          </table:table-cell>
          <table:table-cell table:style-name="ce1" office:value-type="string" calcext:value-type="string">
            <text:p>Vect. Locales</text:p>
          </table:table-cell>
          <table:table-cell table:style-name="ce1" office:value-type="string" calcext:value-type="string">
            <text:p>Vect. Globales</text:p>
          </table:table-cell>
          <table:table-cell table:style-name="ce1" office:value-type="string" calcext:value-type="string">
            <text:p>Vect. Dinámicos</text:p>
          </table:table-cell>
          <table:table-cell/>
          <table:table-cell table:style-name="ce6" table:number-columns-repeated="6"/>
        </table:table-row>
        <table:table-row table:style-name="ro2">
          <table:table-cell table:style-name="ce2" office:value-type="string" calcext:value-type="string">
            <text:p>ATCGRID</text:p>
          </table:table-cell>
          <table:table-cell table:style-name="ce2" table:number-columns-repeated="4"/>
          <table:table-cell/>
          <table:table-cell table:style-name="ce6" table:number-columns-repeated="6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4:.A14]*8" office:value-type="float" office:value="524288" calcext:value-type="float">
            <text:p>524288</text:p>
          </table:table-cell>
          <table:table-cell table:style-name="ce5" office:value-type="float" office:value="0.000377553" calcext:value-type="float">
            <text:p>0,000377553</text:p>
          </table:table-cell>
          <table:table-cell table:style-name="ce5" office:value-type="float" office:value="0.000327017" calcext:value-type="float">
            <text:p>0,000327017</text:p>
          </table:table-cell>
          <table:table-cell office:value-type="float" office:value="0.000299312" calcext:value-type="float">
            <text:p>0,000299312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5:.A15]*8" office:value-type="float" office:value="1048576" calcext:value-type="float">
            <text:p>1048576</text:p>
          </table:table-cell>
          <table:table-cell table:style-name="ce5" office:value-type="float" office:value="0.000751331" calcext:value-type="float">
            <text:p>0,000751331</text:p>
          </table:table-cell>
          <table:table-cell table:style-name="ce5" office:value-type="float" office:value="0.00076678" calcext:value-type="float">
            <text:p>0,00076678</text:p>
          </table:table-cell>
          <table:table-cell office:value-type="float" office:value="0.00072584" calcext:value-type="float">
            <text:p>0,00072584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6:.A16]*8" office:value-type="float" office:value="2097152" calcext:value-type="float">
            <text:p>2097152</text:p>
          </table:table-cell>
          <table:table-cell table:style-name="ce5" office:value-type="float" office:value="0.001444985" calcext:value-type="float">
            <text:p>0,001444985</text:p>
          </table:table-cell>
          <table:table-cell table:style-name="ce5" office:value-type="float" office:value="0.001127927" calcext:value-type="float">
            <text:p>0,001127927</text:p>
          </table:table-cell>
          <table:table-cell office:value-type="float" office:value="0.001530293" calcext:value-type="float">
            <text:p>0,001530293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7:.A17]*8" office:value-type="float" office:value="4194304" calcext:value-type="float">
            <text:p>4194304</text:p>
          </table:table-cell>
          <table:table-cell table:style-name="ce5"/>
          <table:table-cell table:style-name="ce5" office:value-type="float" office:value="0.003058976" calcext:value-type="float">
            <text:p>0,003058976</text:p>
          </table:table-cell>
          <table:table-cell office:value-type="float" office:value="0.003124693" calcext:value-type="float">
            <text:p>0,003124693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8:.A18]*8" office:value-type="float" office:value="8388608" calcext:value-type="float">
            <text:p>8388608</text:p>
          </table:table-cell>
          <table:table-cell table:style-name="ce5"/>
          <table:table-cell table:style-name="ce5" office:value-type="float" office:value="0.005248386" calcext:value-type="float">
            <text:p>0,005248386</text:p>
          </table:table-cell>
          <table:table-cell office:value-type="float" office:value="0.0052086619" calcext:value-type="float">
            <text:p>0,0052086619</text:p>
          </table:table-cell>
          <table:table-cell/>
          <table:table-cell table:style-name="ce6" table:number-columns-repeated="3"/>
          <table:table-cell table:style-name="ce3"/>
          <table:table-cell table:style-name="ce6"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9:.A19]*8" office:value-type="float" office:value="16777216" calcext:value-type="float">
            <text:p>16777216</text:p>
          </table:table-cell>
          <table:table-cell table:style-name="ce5"/>
          <table:table-cell table:style-name="ce5" office:value-type="float" office:value="0.010013525" calcext:value-type="float">
            <text:p>0,010013525</text:p>
          </table:table-cell>
          <table:table-cell office:value-type="float" office:value="0.010009522" calcext:value-type="float">
            <text:p>0,010009522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10:.A20]*8" office:value-type="float" office:value="33554432" calcext:value-type="float">
            <text:p>33554432</text:p>
          </table:table-cell>
          <table:table-cell table:style-name="ce5"/>
          <table:table-cell table:style-name="ce5" office:value-type="float" office:value="0.019748358" calcext:value-type="float">
            <text:p>0,019748358</text:p>
          </table:table-cell>
          <table:table-cell office:value-type="float" office:value="0.019853858" calcext:value-type="float">
            <text:p>0,019853858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11:.A21]*8" office:value-type="float" office:value="67108864" calcext:value-type="float">
            <text:p>67108864</text:p>
          </table:table-cell>
          <table:table-cell table:style-name="ce5"/>
          <table:table-cell table:style-name="ce5" office:value-type="float" office:value="0.03939197" calcext:value-type="float">
            <text:p>0,03939197</text:p>
          </table:table-cell>
          <table:table-cell office:value-type="float" office:value="0.039543469" calcext:value-type="float">
            <text:p>0,039543469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2:.A22]*8" office:value-type="float" office:value="134217728" calcext:value-type="float">
            <text:p>134217728</text:p>
          </table:table-cell>
          <table:table-cell table:style-name="ce5"/>
          <table:table-cell table:style-name="ce5" office:value-type="float" office:value="0.07832079" calcext:value-type="float">
            <text:p>0,07832079</text:p>
          </table:table-cell>
          <table:table-cell office:value-type="float" office:value="0.079472318" calcext:value-type="float">
            <text:p>0,079472318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13:.A23]*8" office:value-type="float" office:value="268435456" calcext:value-type="float">
            <text:p>268435456</text:p>
          </table:table-cell>
          <table:table-cell table:style-name="ce5"/>
          <table:table-cell table:style-name="ce5" office:value-type="float" office:value="0.159584441" calcext:value-type="float">
            <text:p>0,159584441</text:p>
          </table:table-cell>
          <table:table-cell office:value-type="float" office:value="0.157217797" calcext:value-type="float">
            <text:p>0,157217797</text:p>
          </table:table-cell>
          <table:table-cell/>
          <table:table-cell table:style-name="ce6" table:number-columns-repeated="6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formula="of:=[.A14:.A24]*8" office:value-type="float" office:value="536870912" calcext:value-type="float">
            <text:p>536870912</text:p>
          </table:table-cell>
          <table:table-cell table:style-name="ce5" table:number-columns-repeated="2"/>
          <table:table-cell office:value-type="float" office:value="0.317581418" calcext:value-type="float">
            <text:p>0,317581418</text:p>
          </table:table-cell>
          <table:table-cell/>
          <table:table-cell table:style-name="ce6" table:number-columns-repeated="6"/>
        </table:table-row>
        <table:table-row table:style-name="ro1" table:number-rows-repeated="3">
          <table:table-cell table:style-name="ce3"/>
          <table:table-cell table:number-columns-repeated="5"/>
          <table:table-cell table:style-name="ce6" table:number-columns-repeated="6"/>
        </table:table-row>
        <table:table-row table:style-name="ro1" table:number-rows-repeated="9">
          <table:table-cell table:style-name="ce3"/>
          <table:table-cell table:number-columns-repeated="11"/>
        </table:table-row>
        <table:table-row table:style-name="ro1" table:number-rows-repeated="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4" office:value-type="string" calcext:value-type="string">
            <text:p>N.º componentes</text:p>
          </table:table-cell>
          <table:table-cell table:style-name="ce4" office:value-type="string" calcext:value-type="string">
            <text:p>Bytes/vector</text:p>
          </table:table-cell>
          <table:table-cell table:style-name="ce4" office:value-type="string" calcext:value-type="string">
            <text:p>Vect. Locales</text:p>
          </table:table-cell>
          <table:table-cell table:style-name="ce4" office:value-type="string" calcext:value-type="string">
            <text:p>Vect. Globales</text:p>
          </table:table-cell>
          <table:table-cell table:style-name="ce4" office:value-type="string" calcext:value-type="string">
            <text:p>Vect. Dinámico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C LOCAL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33:.A43]*8" office:value-type="float" office:value="524288" calcext:value-type="float">
            <text:p>524288</text:p>
          </table:table-cell>
          <table:table-cell office:value-type="float" office:value="0.000189611" calcext:value-type="float">
            <text:p>0,000189611</text:p>
          </table:table-cell>
          <table:table-cell office:value-type="float" office:value="0.000596457" calcext:value-type="float">
            <text:p>0,000596457</text:p>
          </table:table-cell>
          <table:table-cell table:style-name="ce5" office:value-type="float" office:value="0.000628468" calcext:value-type="float">
            <text:p>0,000628468</text:p>
          </table:table-cell>
          <table:table-cell table:number-columns-repeated="7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34:.A44]*8" office:value-type="float" office:value="1048576" calcext:value-type="float">
            <text:p>1048576</text:p>
          </table:table-cell>
          <table:table-cell office:value-type="float" office:value="0.001159934" calcext:value-type="float">
            <text:p>0,001159934</text:p>
          </table:table-cell>
          <table:table-cell office:value-type="float" office:value="0.000726018" calcext:value-type="float">
            <text:p>0,000726018</text:p>
          </table:table-cell>
          <table:table-cell table:style-name="ce5" office:value-type="float" office:value="0.001257487" calcext:value-type="float">
            <text:p>0,001257487</text:p>
          </table:table-cell>
          <table:table-cell table:number-columns-repeated="7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35:.A45]*8" office:value-type="float" office:value="2097152" calcext:value-type="float">
            <text:p>2097152</text:p>
          </table:table-cell>
          <table:table-cell office:value-type="float" office:value="0.002679126" calcext:value-type="float">
            <text:p>0,002679126</text:p>
          </table:table-cell>
          <table:table-cell office:value-type="float" office:value="0.001382174" calcext:value-type="float">
            <text:p>0,001382174</text:p>
          </table:table-cell>
          <table:table-cell table:style-name="ce5" office:value-type="float" office:value="0.001156108" calcext:value-type="float">
            <text:p>0,001156108</text:p>
          </table:table-cell>
          <table:table-cell table:number-columns-repeated="7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36:.A46]*8" office:value-type="float" office:value="4194304" calcext:value-type="float">
            <text:p>4194304</text:p>
          </table:table-cell>
          <table:table-cell/>
          <table:table-cell office:value-type="float" office:value="0.002622484" calcext:value-type="float">
            <text:p>0,002622484</text:p>
          </table:table-cell>
          <table:table-cell table:style-name="ce5" office:value-type="float" office:value="0.003301065" calcext:value-type="float">
            <text:p>0,00330106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37:.A47]*8" office:value-type="float" office:value="8388608" calcext:value-type="float">
            <text:p>8388608</text:p>
          </table:table-cell>
          <table:table-cell/>
          <table:table-cell office:value-type="float" office:value="0.004970789" calcext:value-type="float">
            <text:p>0,004970789</text:p>
          </table:table-cell>
          <table:table-cell table:style-name="ce5" office:value-type="float" office:value="0.003996541" calcext:value-type="float">
            <text:p>0,0039965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38:.A48]*8" office:value-type="float" office:value="16777216" calcext:value-type="float">
            <text:p>16777216</text:p>
          </table:table-cell>
          <table:table-cell/>
          <table:table-cell office:value-type="float" office:value="0.008496987" calcext:value-type="float">
            <text:p>0,008496987</text:p>
          </table:table-cell>
          <table:table-cell table:style-name="ce5" office:value-type="float" office:value="0.008137907" calcext:value-type="float">
            <text:p>0,00813790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39:.A49]*8" office:value-type="float" office:value="33554432" calcext:value-type="float">
            <text:p>33554432</text:p>
          </table:table-cell>
          <table:table-cell/>
          <table:table-cell office:value-type="float" office:value="0.017153405" calcext:value-type="float">
            <text:p>0,017153405</text:p>
          </table:table-cell>
          <table:table-cell table:style-name="ce5" office:value-type="float" office:value="0.01886698" calcext:value-type="float">
            <text:p>0,0188669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40:.A50]*8" office:value-type="float" office:value="67108864" calcext:value-type="float">
            <text:p>67108864</text:p>
          </table:table-cell>
          <table:table-cell/>
          <table:table-cell office:value-type="float" office:value="0.041946458" calcext:value-type="float">
            <text:p>0,041946458</text:p>
          </table:table-cell>
          <table:table-cell table:style-name="ce5" office:value-type="float" office:value="0.031856878" calcext:value-type="float">
            <text:p>0,03185687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41:.A51]*8" office:value-type="float" office:value="134217728" calcext:value-type="float">
            <text:p>134217728</text:p>
          </table:table-cell>
          <table:table-cell/>
          <table:table-cell office:value-type="float" office:value="0.069517418" calcext:value-type="float">
            <text:p>0,069517418</text:p>
          </table:table-cell>
          <table:table-cell table:style-name="ce5" office:value-type="float" office:value="0.065327979" calcext:value-type="float">
            <text:p>0,06532797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42:.A52]*8" office:value-type="float" office:value="268435456" calcext:value-type="float">
            <text:p>268435456</text:p>
          </table:table-cell>
          <table:table-cell/>
          <table:table-cell office:value-type="float" office:value="0.133235604" calcext:value-type="float">
            <text:p>0,133235604</text:p>
          </table:table-cell>
          <table:table-cell table:style-name="ce5" office:value-type="float" office:value="0.128264498" calcext:value-type="float">
            <text:p>0,12826449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table:formula="of:=[.A43:.A53]*8" office:value-type="float" office:value="536870912" calcext:value-type="float">
            <text:p>536870912</text:p>
          </table:table-cell>
          <table:table-cell table:number-columns-repeated="2"/>
          <table:table-cell table:style-name="ce5" office:value-type="float" office:value="0.254480885" calcext:value-type="float">
            <text:p>0,254480885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9:11:56.8177658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56:19.221583973</meta:creation-date>
    <dc:date>2017-03-08T19:53:01.633803200</dc:date>
    <meta:editing-duration>PT1H43M33S</meta:editing-duration>
    <meta:editing-cycles>6</meta:editing-cycles>
    <meta:generator>LibreOffice/5.1.6.2$Linux_X86_64 LibreOffice_project/10m0$Build-2</meta:generator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ATCGRID</text:p>
        </chart:title>
        <chart:legend chart:legend-position="end" svg:x="12.037cm" svg:y="3.703cm" style:legend-expansion="high" chart:style-name="ch3"/>
        <chart:plot-area chart:style-name="ch4" table:cell-range-address="Hoja1.A2:Hoja1.A14 Hoja1.C2:Hoja1.E14" chart:data-source-has-labels="row" svg:x="0.32cm" svg:y="1.275cm" svg:width="11.397cm" svg:height="7.545cm">
          <chartooo:coordinate-region svg:x="1.603cm" svg:y="1.474cm" svg:width="9.37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C4:Hoja1.C14" chart:label-cell-address="Hoja1.C2:Hoja1.C3" chart:class="chart:scatter">
            <chart:domain table:cell-range-address="Hoja1.A4:Hoja1.A14"/>
            <chart:data-point chart:repeated="11"/>
          </chart:series>
          <chart:series chart:style-name="ch9" chart:values-cell-range-address="Hoja1.D4:Hoja1.D14" chart:label-cell-address="Hoja1.D2:Hoja1.D3" chart:class="chart:scatter">
            <chart:data-point chart:repeated="11"/>
          </chart:series>
          <chart:series chart:style-name="ch10" chart:values-cell-range-address="Hoja1.E4:Hoja1.E14" chart:label-cell-address="Hoja1.E2:Hoja1.E3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ct. Locales</text:p>
                <text:list>
                  <text:list-item>
                    <text:p>Vect. Locales</text:p>
                  </text:list-item>
                  <text:list-item>
                    <text:p/>
                  </text:list-item>
                </text:list>
                <draw:g>
                  <svg:desc>Hoja1.C2:Hoja1.C3</svg:desc>
                </draw:g>
              </table:table-cell>
              <table:table-cell office:value-type="string">
                <text:p>Vect. Globales</text:p>
                <text:list>
                  <text:list-item>
                    <text:p>Vect. Globales</text:p>
                  </text:list-item>
                  <text:list-item>
                    <text:p/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Vect. Dinámicos</text:p>
                <text:list>
                  <text:list-item>
                    <text:p>Vect. Dinámicos</text:p>
                  </text:list-item>
                  <text:list-item>
                    <text:p/>
                  </text:list-item>
                </text:list>
                <draw:g>
                  <svg:desc>Hoja1.E2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Hoja1.A4:Hoja1.A14</svg:desc>
                </draw:g>
              </table:table-cell>
              <table:table-cell office:value-type="float" office:value="0.000377553">
                <text:p>0.000377553</text:p>
                <draw:g>
                  <svg:desc>Hoja1.C4:Hoja1.C14</svg:desc>
                </draw:g>
              </table:table-cell>
              <table:table-cell office:value-type="float" office:value="0.000327017">
                <text:p>0.000327017</text:p>
                <draw:g>
                  <svg:desc>Hoja1.D4:Hoja1.D14</svg:desc>
                </draw:g>
              </table:table-cell>
              <table:table-cell office:value-type="float" office:value="0.000299312">
                <text:p>0.000299312</text:p>
                <draw:g>
                  <svg:desc>Hoja1.E4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0.000751331">
                <text:p>0.000751331</text:p>
              </table:table-cell>
              <table:table-cell office:value-type="float" office:value="0.00076678">
                <text:p>0.00076678</text:p>
              </table:table-cell>
              <table:table-cell office:value-type="float" office:value="0.00072584">
                <text:p>0.00072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0.001444985">
                <text:p>0.001444985</text:p>
              </table:table-cell>
              <table:table-cell office:value-type="float" office:value="0.001127927">
                <text:p>0.001127927</text:p>
              </table:table-cell>
              <table:table-cell office:value-type="float" office:value="0.001530293">
                <text:p>0.001530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0.003058976">
                <text:p>0.003058976</text:p>
              </table:table-cell>
              <table:table-cell office:value-type="float" office:value="0.003124693">
                <text:p>0.003124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0.005248386">
                <text:p>0.005248386</text:p>
              </table:table-cell>
              <table:table-cell office:value-type="float" office:value="0.0052086619">
                <text:p>0.0052086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10013525">
                <text:p>0.010013525</text:p>
              </table:table-cell>
              <table:table-cell office:value-type="float" office:value="0.010009522">
                <text:p>0.010009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19748358">
                <text:p>0.019748358</text:p>
              </table:table-cell>
              <table:table-cell office:value-type="float" office:value="0.019853858">
                <text:p>0.019853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3939197">
                <text:p>0.03939197</text:p>
              </table:table-cell>
              <table:table-cell office:value-type="float" office:value="0.039543469">
                <text:p>0.03954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7832079">
                <text:p>0.07832079</text:p>
              </table:table-cell>
              <table:table-cell office:value-type="float" office:value="0.079472318">
                <text:p>0.079472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159584441">
                <text:p>0.159584441</text:p>
              </table:table-cell>
              <table:table-cell office:value-type="float" office:value="0.157217797">
                <text:p>0.157217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581418">
                <text:p>0.317581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C LOCAL</text:p>
        </chart:title>
        <chart:legend chart:legend-position="end" svg:x="12.037cm" svg:y="3.703cm" style:legend-expansion="high" chart:style-name="ch3"/>
        <chart:plot-area chart:style-name="ch4" table:cell-range-address="Hoja1.A31:Hoja1.A43 Hoja1.C31:Hoja1.E43" chart:data-source-has-labels="row" svg:x="0.32cm" svg:y="1.275cm" svg:width="11.397cm" svg:height="7.545cm">
          <chartooo:coordinate-region svg:x="1.603cm" svg:y="1.474cm" svg:width="9.37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C33:Hoja1.C43" chart:label-cell-address="Hoja1.C31:Hoja1.C32" chart:class="chart:scatter">
            <chart:domain table:cell-range-address="Hoja1.A33:Hoja1.A43"/>
            <chart:data-point chart:repeated="11"/>
          </chart:series>
          <chart:series chart:style-name="ch9" chart:values-cell-range-address="Hoja1.D33:Hoja1.D43" chart:label-cell-address="Hoja1.D31:Hoja1.D32" chart:class="chart:scatter">
            <chart:data-point chart:repeated="11"/>
          </chart:series>
          <chart:series chart:style-name="ch10" chart:values-cell-range-address="Hoja1.E33:Hoja1.E43" chart:label-cell-address="Hoja1.E31:Hoja1.E3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ct. Locales</text:p>
                <text:list>
                  <text:list-item>
                    <text:p>Vect. Locales</text:p>
                  </text:list-item>
                  <text:list-item>
                    <text:p/>
                  </text:list-item>
                </text:list>
                <draw:g>
                  <svg:desc>Hoja1.C31:Hoja1.C32</svg:desc>
                </draw:g>
              </table:table-cell>
              <table:table-cell office:value-type="string">
                <text:p>Vect. Globales</text:p>
                <text:list>
                  <text:list-item>
                    <text:p>Vect. Globales</text:p>
                  </text:list-item>
                  <text:list-item>
                    <text:p/>
                  </text:list-item>
                </text:list>
                <draw:g>
                  <svg:desc>Hoja1.D31:Hoja1.D32</svg:desc>
                </draw:g>
              </table:table-cell>
              <table:table-cell office:value-type="string">
                <text:p>Vect. Dinámicos</text:p>
                <text:list>
                  <text:list-item>
                    <text:p>Vect. Dinámicos</text:p>
                  </text:list-item>
                  <text:list-item>
                    <text:p/>
                  </text:list-item>
                </text:list>
                <draw:g>
                  <svg:desc>Hoja1.E31:Hoja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Hoja1.A33:Hoja1.A43</svg:desc>
                </draw:g>
              </table:table-cell>
              <table:table-cell office:value-type="float" office:value="0.000189611">
                <text:p>0.000189611</text:p>
                <draw:g>
                  <svg:desc>Hoja1.C33:Hoja1.C43</svg:desc>
                </draw:g>
              </table:table-cell>
              <table:table-cell office:value-type="float" office:value="0.000596457">
                <text:p>0.000596457</text:p>
                <draw:g>
                  <svg:desc>Hoja1.D33:Hoja1.D43</svg:desc>
                </draw:g>
              </table:table-cell>
              <table:table-cell office:value-type="float" office:value="0.000628468">
                <text:p>0.000628468</text:p>
                <draw:g>
                  <svg:desc>Hoja1.E33:Hoja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0.001159934">
                <text:p>0.001159934</text:p>
              </table:table-cell>
              <table:table-cell office:value-type="float" office:value="0.000726018">
                <text:p>0.000726018</text:p>
              </table:table-cell>
              <table:table-cell office:value-type="float" office:value="0.001257487">
                <text:p>0.001257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0.002679126">
                <text:p>0.002679126</text:p>
              </table:table-cell>
              <table:table-cell office:value-type="float" office:value="0.001382174">
                <text:p>0.001382174</text:p>
              </table:table-cell>
              <table:table-cell office:value-type="float" office:value="0.001156108">
                <text:p>0.001156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0.002622484">
                <text:p>0.002622484</text:p>
              </table:table-cell>
              <table:table-cell office:value-type="float" office:value="0.003301065">
                <text:p>0.00330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0.004970789">
                <text:p>0.004970789</text:p>
              </table:table-cell>
              <table:table-cell office:value-type="float" office:value="0.003996541">
                <text:p>0.003996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8496987">
                <text:p>0.008496987</text:p>
              </table:table-cell>
              <table:table-cell office:value-type="float" office:value="0.008137907">
                <text:p>0.008137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17153405">
                <text:p>0.017153405</text:p>
              </table:table-cell>
              <table:table-cell office:value-type="float" office:value="0.01886698">
                <text:p>0.01886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41946458">
                <text:p>0.041946458</text:p>
              </table:table-cell>
              <table:table-cell office:value-type="float" office:value="0.031856878">
                <text:p>0.031856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69517418">
                <text:p>0.069517418</text:p>
              </table:table-cell>
              <table:table-cell office:value-type="float" office:value="0.065327979">
                <text:p>0.065327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133235604">
                <text:p>0.133235604</text:p>
              </table:table-cell>
              <table:table-cell office:value-type="float" office:value="0.128264498">
                <text:p>0.128264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80885">
                <text:p>0.254480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